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Hei, Tahoma, SimHei, sans-serif"/>
    <style:font-face style:name="sans-serif" svg:font-family="sans-serif"/>
    <style:font-face style:name="system-ui" svg:font-family="system-ui, apple-system, AppleSDGothicNeo-Regular, Helvetica, 'Malgun Gothic', '맑은  고딕', sans-serif"/>
    <style:font-face style:name="Lucida Sans1" svg:font-family="'Lucida Sans'" style:font-family-generic="swiss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맑은 고딕" fo:font-size="12pt" fo:letter-spacing="normal" fo:font-weight="bold" officeooo:paragraph-rsid="0010c0ec" style:font-name-asian="맑은 고딕" style:font-size-asian="12pt" style:font-style-asian="normal" style:font-weight-asian="bold" style:font-size-complex="12pt" style:font-weight-complex="bold" loext:padding="0cm" loext:border="none"/>
    </style:style>
    <style:style style:name="P2" style:family="paragraph" style:parent-style-name="Standard">
      <style:text-properties style:font-name="맑은 고딕" fo:font-size="12pt" fo:font-weight="bold" style:font-name-asian="맑은 고딕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맑은 고딕" fo:font-size="12pt" fo:font-weight="bold" officeooo:paragraph-rsid="0010c0ec" style:font-name-asian="맑은 고딕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맑은 고딕" fo:font-size="12pt" fo:letter-spacing="normal" fo:font-weight="bold" style:font-name-asian="맑은 고딕" style:font-size-asian="12pt" style:font-style-asian="normal" style:font-weight-asian="bold" style:font-size-complex="12pt" style:font-weight-complex="bold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맑은 고딕" fo:font-size="12pt" fo:letter-spacing="normal" fo:font-weight="bold" officeooo:paragraph-rsid="00130bc7" style:font-name-asian="맑은 고딕" style:font-size-asian="12pt" style:font-style-asian="normal" style:font-weight-asian="bold" style:font-size-complex="12pt" style:font-weight-complex="bold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맑은 고딕" fo:font-size="12pt" fo:font-weight="bold" officeooo:paragraph-rsid="00130bc7" style:font-name-asian="맑은 고딕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맑은 고딕" fo:font-size="12pt" fo:letter-spacing="normal" fo:font-weight="bold" officeooo:paragraph-rsid="00130bc7" style:font-name-asian="맑은 고딕" style:font-size-asian="12pt" style:font-style-asian="normal" style:font-weight-asian="bold" style:font-size-complex="12pt" style:font-weight-complex="bold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맑은 고딕" fo:font-size="12pt" fo:letter-spacing="normal" fo:font-weight="bold" officeooo:paragraph-rsid="0011464e" style:font-name-asian="맑은 고딕" style:font-size-asian="12pt" style:font-style-asian="normal" style:font-weight-asian="bold" style:font-size-complex="12pt" style:font-weight-complex="bold" loext:padding="0cm" loext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맑은 고딕" fo:font-size="12pt" fo:letter-spacing="normal" fo:font-weight="bold" officeooo:paragraph-rsid="0010c0ec" style:font-name-asian="맑은 고딕" style:font-size-asian="12pt" style:font-style-asian="normal" style:font-weight-asian="bold" style:font-size-complex="12pt" style:font-weight-complex="bold" loext:padding="0cm" loext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30bc7"/>
    </style:style>
    <style:style style:name="P11" style:family="paragraph" style:parent-style-name="Standard">
      <style:text-properties fo:font-variant="normal" fo:text-transform="none" style:font-name="맑은 고딕" fo:font-size="12pt" fo:letter-spacing="normal" fo:font-weight="bold" officeooo:paragraph-rsid="0010c0ec" style:font-name-asian="맑은 고딕" style:font-size-asian="12pt" style:font-style-asian="normal" style:font-weight-asian="bold" style:font-size-complex="12pt" style:font-weight-complex="bold" loext:padding="0cm" loext:border="none"/>
    </style:style>
    <style:style style:name="P12" style:family="paragraph" style:parent-style-name="Heading_20_1">
      <style:paragraph-properties fo:margin-left="0cm" fo:margin-right="0cm" fo:margin-top="0cm" fo:margin-bottom="0cm" loext:contextual-spacing="false" style:line-height-at-least="0.661cm" fo:orphans="2" fo:widows="2" fo:text-indent="0cm" style:auto-text-indent="false" fo:padding="0cm" fo:border="none"/>
      <style:text-properties fo:font-variant="normal" fo:text-transform="none" fo:color="#333333" style:font-name="맑은 고딕" fo:font-size="12pt" fo:letter-spacing="normal" fo:font-weight="bold" style:font-name-asian="맑은 고딕" style:font-size-asian="12pt" style:font-style-asian="normal" style:font-weight-asian="bold" style:font-size-complex="12pt" style:font-weight-complex="bold"/>
    </style:style>
    <style:style style:name="T1" style:family="text">
      <style:text-properties fo:font-variant="normal" fo:text-transform="none" fo:letter-spacing="normal" style:font-style-asian="normal"/>
    </style:style>
    <style:style style:name="T2" style:family="text">
      <style:text-properties fo:font-variant="normal" fo:text-transform="none" fo:letter-spacing="normal" style:font-style-asian="normal" loext:padding="0cm" loext:border="none"/>
    </style:style>
    <style:style style:name="T3" style:family="text">
      <style:text-properties fo:font-variant="normal" fo:text-transform="none" fo:letter-spacing="normal" fo:font-style="normal" style:font-style-asian="normal" loext:padding="0cm" loext:border="none"/>
    </style:style>
    <style:style style:name="T4" style:family="text">
      <style:text-properties fo:font-variant="normal" fo:text-transform="none" style:font-name="맑은 고딕" fo:font-size="12pt" fo:letter-spacing="normal" fo:font-weight="bold" style:font-name-asian="맑은 고딕" style:font-size-asian="12pt" style:font-style-asian="normal" style:font-weight-asian="bold" style:font-size-complex="12pt" style:font-weight-complex="bold" loext:padding="0cm" loext:border="none"/>
    </style:style>
    <style:style style:name="T5" style:family="text">
      <style:text-properties fo:font-variant="normal" fo:text-transform="none" fo:color="#222222" fo:letter-spacing="normal" style:font-name-asian="system-ui" style:font-size-asian="15.75pt" style:font-style-asian="normal" style:font-weight-asian="normal"/>
    </style:style>
    <style:style style:name="T6" style:family="text">
      <style:text-properties fo:font-variant="normal" fo:text-transform="none" fo:color="#444444" fo:letter-spacing="normal" style:font-name-asian="Microsoft Yahei" style:font-size-asian="12pt" style:font-style-asian="normal" style:font-weight-asian="bold"/>
    </style:style>
    <style:style style:name="T7" style:family="text">
      <style:text-properties style:font-name="맑은 고딕" fo:font-size="12pt" fo:font-weight="bold" style:font-size-complex="12pt" style:font-weight-complex="bold" loext:padding="0cm" loext:border="none"/>
    </style:style>
    <style:style style:name="T8" style:family="text">
      <style:text-properties fo:color="#222222" style:font-name-asian="system-ui" style:font-size-asian="15.75pt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bookmark text:name="tb_kks"/>围棋 电子书</text:h>
      <text:p text:style-name="P5">围棋 布局 中盘 定式 手筋 死活 官子 让子棋 辞典 手筋大全 小百科 </text:p>
      <text:p text:style-name="P5">基本 基础 问题集 练习 棋力测试 训练 下一手 下三手 只此一手</text:p>
      <text:p text:style-name="P10"><text:span text:style-name="T4">詰碁 事典 </text:span><text:span text:style-name="T6">濑越宪作</text:span><text:span text:style-name="T8"> </text:span></text:p>
      <text:p text:style-name="P5"/>
      <text:p text:style-name="P6"><text:span text:style-name="T2">实战 </text:span><text:span text:style-name="T1">战术</text:span> <text:span text:style-name="T1">急所</text:span> <text:span text:style-name="T1">新手 新型 </text:span><text:span text:style-name="T2">技巧 妙手 常型 常用 盲点 原理</text:span><text:span text:style-name="T3"> </text:span><text:span text:style-name="T2">技巧 指南 指要 </text:span></text:p>
      <text:p text:style-name="P6"><text:span text:style-name="T2">吴清源 曹薰铉 李昌镐 赵治勋 聂卫平 坂田 武宫 藤泽秀行 中国流 宇宙流</text:span><text:line-break/><text:span text:style-name="T1">冲岩围棋最新攻防变化</text:span> <text:span text:style-name="T2">战胜无理手 俗筋</text:span></text:p>
      <text:p text:style-name="P6"/>
      <text:p text:style-name="P3"><text:span text:style-name="T1">现代流行</text:span> <text:span text:style-name="T2">骗着入门</text:span></text:p>
      <text:p text:style-name="P3"><text:span text:style-name="T1">死活和手官</text:span> <text:span text:style-name="T1">中盘战略</text:span> <text:s/><text:span text:style-name="T2">作战构思</text:span></text:p>
      <text:p text:style-name="P3"><text:span text:style-name="T1">先急所后大场</text:span> </text:p>
      <text:p text:style-name="P1">对局技巧 常型百例 围棋俗筋剖析</text:p>
      <text:p text:style-name="P1">围棋最新攻防变化 </text:p>
      <text:p text:style-name="P1">高手欺着破解</text:p>
      <text:p text:style-name="P1">常用收官类型</text:p>
      <text:p text:style-name="P1">边角攻防实战训练</text:p>
      <text:p text:style-name="P8">精讲 官子谱 细解 围棋经典 精粹 宇宙流 </text:p>
      <text:p text:style-name="P9">劫争制胜之道 局部攻防常型 角部攻防与死活</text:p>
      <text:p text:style-name="P2"><text:line-break/><text:line-break/></text:p>
      <text:p text:style-name="P2"><text:line-break/><text:line-break/></text:p>
      <text:p text:style-name="P4"/>
      <text:p text:style-name="P4"/>
      <text:p text:style-name="P4"/>
      <text:p text:style-name="P4"/>
      <text:p text:style-name="P4"/>
      <text:p text:style-name="P2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Hei, Tahoma, SimHei, sans-serif"/>
    <style:font-face style:name="sans-serif" svg:font-family="sans-serif"/>
    <style:font-face style:name="system-ui" svg:font-family="system-ui, apple-system, AppleSDGothicNeo-Regular, Helvetica, 'Malgun Gothic', '맑은  고딕', sans-serif"/>
    <style:font-face style:name="Lucida Sans1" svg:font-family="'Lucida Sans'" style:font-family-generic="swiss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바탕1" style:font-family-asian="바탕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바탕1" style:font-family-asian="바탕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23:11:21.106000000</meta:creation-date>
    <dc:date>2020-02-26T22:08:54.247000000</dc:date>
    <meta:editing-duration>PT51M49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9" meta:word-count="242" meta:character-count="314" meta:non-whitespace-character-count="242"/>
  </office:meta>
</office:document-meta>
</file>